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paragraph-rsid="00170d7d"/>
    </style:style>
    <style:style style:name="P2" style:family="paragraph" style:parent-style-name="Standard">
      <style:text-properties officeooo:paragraph-rsid="001891ca"/>
    </style:style>
    <style:style style:name="P3" style:family="paragraph" style:parent-style-name="Standard">
      <style:text-properties fo:font-weight="bold" officeooo:rsid="0036333b" officeooo:paragraph-rsid="001f1acc" style:font-weight-asian="bold" style:font-weight-complex="bold"/>
    </style:style>
    <style:style style:name="P4" style:family="paragraph" style:parent-style-name="Standard">
      <style:text-properties officeooo:rsid="001c73e1" officeooo:paragraph-rsid="001f1acc"/>
    </style:style>
    <style:style style:name="P5" style:family="paragraph" style:parent-style-name="Standard">
      <style:text-properties officeooo:rsid="0036333b" officeooo:paragraph-rsid="001f1acc"/>
    </style:style>
    <style:style style:name="P6" style:family="paragraph" style:parent-style-name="Standard">
      <style:text-properties officeooo:paragraph-rsid="00224570"/>
    </style:style>
    <style:style style:name="P7" style:family="paragraph" style:parent-style-name="Standard">
      <style:text-properties officeooo:rsid="0025c31a" officeooo:paragraph-rsid="0025c31a"/>
    </style:style>
    <style:style style:name="P8" style:family="paragraph" style:parent-style-name="Standard">
      <style:text-properties officeooo:rsid="0025c31a" officeooo:paragraph-rsid="002a5abf"/>
    </style:style>
    <style:style style:name="P9" style:family="paragraph" style:parent-style-name="Standard">
      <style:text-properties officeooo:paragraph-rsid="002fdedc"/>
    </style:style>
    <style:style style:name="P10" style:family="paragraph" style:parent-style-name="Standard">
      <style:text-properties officeooo:paragraph-rsid="0041310a"/>
    </style:style>
    <style:style style:name="P11" style:family="paragraph" style:parent-style-name="Standard">
      <style:text-properties officeooo:paragraph-rsid="007616c6"/>
    </style:style>
    <style:style style:name="P12" style:family="paragraph" style:parent-style-name="Standard">
      <style:text-properties officeooo:paragraph-rsid="007a1b90"/>
    </style:style>
    <style:style style:name="P13" style:family="paragraph" style:parent-style-name="Standard">
      <style:text-properties style:font-name="Liberation Serif" fo:font-weight="bold" officeooo:rsid="001c73e1" officeooo:paragraph-rsid="001f1acc" style:font-weight-asian="bold" style:font-weight-complex="bold"/>
    </style:style>
    <style:style style:name="P14" style:family="paragraph" style:parent-style-name="Standard">
      <style:text-properties style:font-name="Liberation Serif" fo:font-weight="bold" officeooo:rsid="00158ca1" officeooo:paragraph-rsid="00158ca1" style:font-weight-asian="bold" style:font-weight-complex="bold"/>
    </style:style>
    <style:style style:name="P15" style:family="paragraph" style:parent-style-name="Standard">
      <style:text-properties style:font-name="Liberation Serif" fo:font-weight="bold" officeooo:rsid="00205fc0" officeooo:paragraph-rsid="00205fc0" style:font-weight-asian="bold" style:font-weight-complex="bold"/>
    </style:style>
    <style:style style:name="P16" style:family="paragraph" style:parent-style-name="Standard">
      <style:text-properties style:font-name="Liberation Serif" officeooo:rsid="001c73e1" officeooo:paragraph-rsid="007a1b90"/>
    </style:style>
    <style:style style:name="P17" style:family="paragraph" style:parent-style-name="Standard">
      <style:text-properties style:font-name="Liberation Serif" officeooo:rsid="0036333b" officeooo:paragraph-rsid="007a1b90"/>
    </style:style>
    <style:style style:name="P18" style:family="paragraph" style:parent-style-name="Standard">
      <style:text-properties style:font-name="Liberation Serif" officeooo:rsid="00158ca1" officeooo:paragraph-rsid="00158ca1"/>
    </style:style>
    <style:style style:name="P19" style:family="paragraph" style:parent-style-name="Standard">
      <style:text-properties style:font-name="Liberation Serif" officeooo:rsid="00170d7d" officeooo:paragraph-rsid="00170d7d"/>
    </style:style>
    <style:style style:name="P20" style:family="paragraph" style:parent-style-name="Standard">
      <style:text-properties style:font-name="Liberation Serif" officeooo:paragraph-rsid="001891ca"/>
    </style:style>
    <style:style style:name="P21" style:family="paragraph" style:parent-style-name="Standard">
      <style:text-properties style:font-name="Liberation Serif" officeooo:rsid="007616c6" officeooo:paragraph-rsid="007616c6"/>
    </style:style>
    <style:style style:name="P22" style:family="paragraph" style:parent-style-name="Standard">
      <style:text-properties style:font-name="Liberation Serif" officeooo:paragraph-rsid="0025c31a"/>
    </style:style>
    <style:style style:name="P23" style:family="paragraph" style:parent-style-name="Standard">
      <style:text-properties style:font-name="Liberation Serif" officeooo:rsid="0025c31a" officeooo:paragraph-rsid="0025c31a"/>
    </style:style>
    <style:style style:name="P24" style:family="paragraph" style:parent-style-name="Standard">
      <style:text-properties style:font-name="Liberation Serif" officeooo:rsid="0025c31a" officeooo:paragraph-rsid="0042e0fd"/>
    </style:style>
    <style:style style:name="P25" style:family="paragraph" style:parent-style-name="Standard">
      <style:text-properties style:font-name="Liberation Serif" officeooo:rsid="0025c31a" officeooo:paragraph-rsid="002a5abf"/>
    </style:style>
    <style:style style:name="P26" style:family="paragraph" style:parent-style-name="Standard">
      <style:text-properties style:font-name="Liberation Serif" officeooo:rsid="0025c31a" officeooo:paragraph-rsid="002fdedc"/>
    </style:style>
    <style:style style:name="P27" style:family="paragraph" style:parent-style-name="Standard">
      <style:text-properties style:font-name="Liberation Serif" officeooo:rsid="0025c31a" officeooo:paragraph-rsid="0028b864"/>
    </style:style>
    <style:style style:name="P28" style:family="paragraph" style:parent-style-name="Standard">
      <style:text-properties style:font-name="Liberation Serif" officeooo:rsid="0049bef7" officeooo:paragraph-rsid="0049bef7"/>
    </style:style>
    <style:style style:name="P29" style:family="paragraph" style:parent-style-name="Standard">
      <style:text-properties style:font-name="Liberation Serif" officeooo:rsid="00284e12" officeooo:paragraph-rsid="0028b864"/>
    </style:style>
    <style:style style:name="P30" style:family="paragraph" style:parent-style-name="Standard">
      <style:text-properties style:font-name="Liberation Serif" officeooo:rsid="0028b864" officeooo:paragraph-rsid="0033898e"/>
    </style:style>
    <style:style style:name="P31" style:family="paragraph" style:parent-style-name="Standard">
      <style:text-properties style:font-name="Liberation Serif" officeooo:rsid="0028b864" officeooo:paragraph-rsid="0035cf32"/>
    </style:style>
    <style:style style:name="P32" style:family="paragraph" style:parent-style-name="Standard">
      <style:text-properties style:font-name="Liberation Serif" officeooo:rsid="0028b864" officeooo:paragraph-rsid="0039cede"/>
    </style:style>
    <style:style style:name="P33" style:family="paragraph" style:parent-style-name="Standard">
      <style:text-properties style:font-name="Liberation Serif" officeooo:rsid="0028b864" officeooo:paragraph-rsid="00378a8b"/>
    </style:style>
    <style:style style:name="P34" style:family="paragraph" style:parent-style-name="Standard">
      <style:text-properties style:font-name="Liberation Serif" officeooo:rsid="0028b864" officeooo:paragraph-rsid="0038ce8c"/>
    </style:style>
    <style:style style:name="P35" style:family="paragraph" style:parent-style-name="Standard">
      <style:text-properties style:font-name="Liberation Serif" officeooo:rsid="007dd788" officeooo:paragraph-rsid="007dd788"/>
    </style:style>
    <style:style style:name="P36" style:family="paragraph" style:parent-style-name="Preformatted_20_Text">
      <style:text-properties officeooo:paragraph-rsid="007a1b90"/>
    </style:style>
    <style:style style:name="P37" style:family="paragraph" style:parent-style-name="Preformatted_20_Text">
      <style:text-properties officeooo:paragraph-rsid="007616c6"/>
    </style:style>
    <style:style style:name="P38" style:family="paragraph" style:parent-style-name="Preformatted_20_Text">
      <style:text-properties officeooo:paragraph-rsid="007dd788"/>
    </style:style>
    <style:style style:name="P39" style:family="paragraph" style:parent-style-name="Preformatted_20_Text">
      <style:paragraph-properties fo:margin-top="0in" fo:margin-bottom="0.1965in" style:contextual-spacing="false"/>
    </style:style>
    <style:style style:name="P40" style:family="paragraph" style:parent-style-name="Preformatted_20_Text">
      <style:paragraph-properties fo:margin-top="0in" fo:margin-bottom="0.1965in" style:contextual-spacing="false"/>
      <style:text-properties fo:font-weight="bold" officeooo:rsid="0036333b" officeooo:paragraph-rsid="007a1b90" style:font-weight-asian="bold" style:font-weight-complex="bold"/>
    </style:style>
    <style:style style:name="P41" style:family="paragraph" style:parent-style-name="Preformatted_20_Text">
      <style:paragraph-properties fo:margin-top="0in" fo:margin-bottom="0.1965in" style:contextual-spacing="false"/>
      <style:text-properties officeooo:paragraph-rsid="007a1b90"/>
    </style:style>
    <style:style style:name="P42" style:family="paragraph" style:parent-style-name="Preformatted_20_Text">
      <style:paragraph-properties fo:margin-top="0in" fo:margin-bottom="0.1965in" style:contextual-spacing="false"/>
      <style:text-properties officeooo:rsid="007eb176" officeooo:paragraph-rsid="007eb176"/>
    </style:style>
    <style:style style:name="P43" style:family="paragraph" style:parent-style-name="Preformatted_20_Text">
      <style:paragraph-properties fo:margin-top="0in" fo:margin-bottom="0.1965in" style:contextual-spacing="false"/>
      <style:text-properties officeooo:paragraph-rsid="007eb176"/>
    </style:style>
    <style:style style:name="P44" style:family="paragraph" style:parent-style-name="Preformatted_20_Text">
      <style:paragraph-properties fo:margin-top="0in" fo:margin-bottom="0.1965in" style:contextual-spacing="false"/>
      <style:text-properties officeooo:paragraph-rsid="007f881b"/>
    </style:style>
    <style:style style:name="P45" style:family="paragraph" style:parent-style-name="Preformatted_20_Text">
      <style:paragraph-properties fo:margin-top="0in" fo:margin-bottom="0.1965in" style:contextual-spacing="false" fo:background-color="#ffffff">
        <style:background-image/>
      </style:paragraph-properties>
    </style:style>
    <style:style style:name="P46" style:family="paragraph" style:parent-style-name="Preformatted_20_Text">
      <style:paragraph-properties fo:margin-top="0in" fo:margin-bottom="0.1965in" style:contextual-spacing="false" fo:background-color="#ffffff">
        <style:background-image/>
      </style:paragraph-properties>
      <style:text-properties officeooo:paragraph-rsid="007f881b"/>
    </style:style>
    <style:style style:name="P47" style:family="paragraph" style:parent-style-name="Preformatted_20_Text">
      <style:paragraph-properties fo:margin-top="0in" fo:margin-bottom="0.1965in" style:contextual-spacing="false" fo:background-color="#000000">
        <style:background-image/>
      </style:paragraph-properties>
    </style:style>
    <style:style style:name="P48" style:family="paragraph" style:parent-style-name="Preformatted_20_Text">
      <style:paragraph-properties fo:margin-top="0in" fo:margin-bottom="0.1965in" style:contextual-spacing="false" fo:background-color="#000000">
        <style:background-image/>
      </style:paragraph-properties>
      <style:text-properties officeooo:paragraph-rsid="007a1b90"/>
    </style:style>
    <style:style style:name="P49" style:family="paragraph" style:parent-style-name="Preformatted_20_Text">
      <style:paragraph-properties fo:background-color="#000000">
        <style:background-image/>
      </style:paragraph-properties>
    </style:style>
    <style:style style:name="P50" style:family="paragraph">
      <style:paragraph-properties fo:text-align="center"/>
    </style:style>
    <style:style style:name="P51" style:family="paragraph">
      <style:paragraph-properties fo:text-align="center"/>
      <style:text-properties fo:font-size="12pt"/>
    </style:style>
    <style:style style:name="T1" style:family="text">
      <style:text-properties officeooo:rsid="00170d7d"/>
    </style:style>
    <style:style style:name="T2" style:family="text">
      <style:text-properties fo:font-size="11pt" officeooo:rsid="00170d7d" style:font-size-asian="11pt" style:font-size-complex="11pt"/>
    </style:style>
    <style:style style:name="T3" style:family="text">
      <style:text-properties fo:font-size="11pt" officeooo:rsid="001891ca" style:font-size-asian="11pt" style:font-size-complex="11pt"/>
    </style:style>
    <style:style style:name="T4" style:family="text">
      <style:text-properties fo:font-size="11pt" officeooo:rsid="001b1aa0" style:font-size-asian="11pt" style:font-size-complex="11pt"/>
    </style:style>
    <style:style style:name="T5" style:family="text">
      <style:text-properties fo:font-size="11pt" officeooo:rsid="001d111f" style:font-size-asian="11pt" style:font-size-complex="11pt"/>
    </style:style>
    <style:style style:name="T6" style:family="text">
      <style:text-properties fo:font-size="11pt" officeooo:rsid="00224570" style:font-size-asian="11pt" style:font-size-complex="11pt"/>
    </style:style>
    <style:style style:name="T7" style:family="text">
      <style:text-properties fo:font-size="11pt" officeooo:rsid="0041310a" style:font-size-asian="11pt" style:font-size-complex="11pt"/>
    </style:style>
    <style:style style:name="T8" style:family="text">
      <style:text-properties fo:font-size="11pt" officeooo:rsid="00224570" fo:background-color="#ffff00" loext:char-shading-value="0" style:font-size-asian="11pt" style:font-size-complex="11pt"/>
    </style:style>
    <style:style style:name="T9" style:family="text">
      <style:text-properties officeooo:rsid="001e860b"/>
    </style:style>
    <style:style style:name="T10" style:family="text">
      <style:text-properties officeooo:rsid="003763ac"/>
    </style:style>
    <style:style style:name="T11" style:family="text">
      <style:text-properties officeooo:rsid="0036333b"/>
    </style:style>
    <style:style style:name="T12" style:family="text">
      <style:text-properties fo:font-weight="normal" style:font-weight-asian="normal" style:font-weight-complex="normal"/>
    </style:style>
    <style:style style:name="T13" style:family="text">
      <style:text-properties fo:font-weight="normal" officeooo:rsid="003763ac" style:font-weight-asian="normal" style:font-weight-complex="normal"/>
    </style:style>
    <style:style style:name="T14" style:family="text">
      <style:text-properties fo:font-weight="normal" officeooo:rsid="0027589b" style:font-weight-asian="normal" style:font-weight-complex="normal"/>
    </style:style>
    <style:style style:name="T15" style:family="text">
      <style:text-properties fo:font-weight="normal" officeooo:rsid="002a5abf" style:font-weight-asian="normal" style:font-weight-complex="normal"/>
    </style:style>
    <style:style style:name="T16" style:family="text">
      <style:text-properties fo:font-weight="normal" officeooo:rsid="002bd7e6" style:font-weight-asian="normal" style:font-weight-complex="normal"/>
    </style:style>
    <style:style style:name="T17" style:family="text">
      <style:text-properties fo:font-weight="normal" officeooo:rsid="002de0a4" style:font-weight-asian="normal" style:font-weight-complex="normal"/>
    </style:style>
    <style:style style:name="T18" style:family="text">
      <style:text-properties fo:font-weight="normal" officeooo:rsid="002fdedc" style:font-weight-asian="normal" style:font-weight-complex="normal"/>
    </style:style>
    <style:style style:name="T19" style:family="text">
      <style:text-properties fo:font-weight="normal" officeooo:rsid="0033898e" style:font-weight-asian="normal" style:font-weight-complex="normal"/>
    </style:style>
    <style:style style:name="T20" style:family="text">
      <style:text-properties fo:font-weight="normal" officeooo:rsid="0035026c" style:font-weight-asian="normal" style:font-weight-complex="normal"/>
    </style:style>
    <style:style style:name="T21" style:family="text">
      <style:text-properties fo:font-weight="normal" officeooo:rsid="0035cf32" style:font-weight-asian="normal" style:font-weight-complex="normal"/>
    </style:style>
    <style:style style:name="T22" style:family="text">
      <style:text-properties fo:font-weight="normal" officeooo:rsid="0039cede" style:font-weight-asian="normal" style:font-weight-complex="normal"/>
    </style:style>
    <style:style style:name="T23" style:family="text">
      <style:text-properties fo:font-weight="normal" officeooo:rsid="0041310a" style:font-weight-asian="normal" style:font-weight-complex="normal"/>
    </style:style>
    <style:style style:name="T24" style:family="text">
      <style:text-properties fo:font-weight="normal" officeooo:rsid="003a7fb7" style:font-weight-asian="normal" style:font-weight-complex="normal"/>
    </style:style>
    <style:style style:name="T25" style:family="text">
      <style:text-properties fo:background-color="#ffff00" loext:char-shading-value="0"/>
    </style:style>
    <style:style style:name="T26" style:family="text">
      <style:text-properties officeooo:rsid="007616c6" fo:background-color="#ffff00" loext:char-shading-value="0"/>
    </style:style>
    <style:style style:name="T27" style:family="text">
      <style:text-properties fo:font-weight="bold" style:font-weight-asian="bold" style:font-weight-complex="bold"/>
    </style:style>
    <style:style style:name="T28" style:family="text">
      <style:text-properties fo:font-weight="bold" officeooo:rsid="0027589b" style:font-weight-asian="bold" style:font-weight-complex="bold"/>
    </style:style>
    <style:style style:name="T29" style:family="text">
      <style:text-properties fo:font-weight="bold" officeooo:rsid="0041310a" style:font-weight-asian="bold" style:font-weight-complex="bold"/>
    </style:style>
    <style:style style:name="T30" style:family="text">
      <style:text-properties fo:font-weight="bold" officeooo:rsid="002fdedc" fo:background-color="#ffff00" loext:char-shading-value="0" style:font-weight-asian="bold" style:font-weight-complex="bold"/>
    </style:style>
    <style:style style:name="T31" style:family="text">
      <style:text-properties fo:font-weight="bold" officeooo:rsid="0041310a" fo:background-color="#ffff00" loext:char-shading-value="0" style:font-weight-asian="bold" style:font-weight-complex="bold"/>
    </style:style>
    <style:style style:name="T32" style:family="text">
      <style:text-properties officeooo:rsid="0025c31a"/>
    </style:style>
    <style:style style:name="T33" style:family="text">
      <style:text-properties officeooo:rsid="0027589b"/>
    </style:style>
    <style:style style:name="T34" style:family="text">
      <style:text-properties officeooo:rsid="002b0357"/>
    </style:style>
    <style:style style:name="T35" style:family="text">
      <style:text-properties officeooo:rsid="002fdedc"/>
    </style:style>
    <style:style style:name="T36" style:family="text">
      <style:text-properties officeooo:rsid="0033898e"/>
    </style:style>
    <style:style style:name="T37" style:family="text">
      <style:text-properties officeooo:rsid="0035cf32"/>
    </style:style>
    <style:style style:name="T38" style:family="text">
      <style:text-properties officeooo:rsid="0039cede"/>
    </style:style>
    <style:style style:name="T39" style:family="text">
      <style:text-properties officeooo:rsid="0041310a"/>
    </style:style>
    <style:style style:name="T40" style:family="text">
      <style:text-properties officeooo:rsid="0044c5db"/>
    </style:style>
    <style:style style:name="T41" style:family="text">
      <style:text-properties officeooo:rsid="0044e0f3"/>
    </style:style>
    <style:style style:name="T42" style:family="text">
      <style:text-properties officeooo:rsid="0046a44d"/>
    </style:style>
    <style:style style:name="T43" style:family="text">
      <style:text-properties officeooo:rsid="0064bc5e"/>
    </style:style>
    <style:style style:name="T44" style:family="text">
      <style:text-properties officeooo:rsid="0065e202"/>
    </style:style>
    <style:style style:name="T45" style:family="text">
      <style:text-properties officeooo:rsid="006b2a24"/>
    </style:style>
    <style:style style:name="T46" style:family="text">
      <style:text-properties officeooo:rsid="006d6dde"/>
    </style:style>
    <style:style style:name="T47" style:family="text">
      <style:text-properties officeooo:rsid="006e05eb"/>
    </style:style>
    <style:style style:name="T48" style:family="text">
      <style:text-properties officeooo:rsid="006f9d63"/>
    </style:style>
    <style:style style:name="T49" style:family="text">
      <style:text-properties officeooo:rsid="00725f99"/>
    </style:style>
    <style:style style:name="T50" style:family="text">
      <style:text-properties officeooo:rsid="0074b494"/>
    </style:style>
    <style:style style:name="T51" style:family="text">
      <style:text-properties officeooo:rsid="007616c6"/>
    </style:style>
    <style:style style:name="T52" style:family="text">
      <style:text-properties officeooo:rsid="003a7fb7"/>
    </style:style>
    <style:style style:name="T53" style:family="text">
      <style:text-properties officeooo:rsid="001c73e1"/>
    </style:style>
    <style:style style:name="T54" style:family="text">
      <style:text-properties style:font-name="Liberation Serif"/>
    </style:style>
    <style:style style:name="T55" style:family="text">
      <style:text-properties style:font-name="Liberation Serif" officeooo:rsid="001c73e1"/>
    </style:style>
    <style:style style:name="T56" style:family="text">
      <style:text-properties style:font-name="Liberation Serif" officeooo:rsid="003a7fb7"/>
    </style:style>
    <style:style style:name="T57" style:family="text">
      <style:text-properties style:font-name="Liberation Serif" fo:font-weight="normal" style:font-weight-asian="normal" style:font-weight-complex="normal"/>
    </style:style>
    <style:style style:name="T58" style:family="text">
      <style:text-properties style:font-name="Liberation Serif" fo:font-weight="normal" officeooo:rsid="003a7fb7" style:font-weight-asian="normal" style:font-weight-complex="normal"/>
    </style:style>
    <style:style style:name="T59" style:family="text">
      <style:text-properties style:font-name="Liberation Serif" fo:font-weight="normal" officeooo:rsid="0041310a" style:font-weight-asian="normal" style:font-weight-complex="normal"/>
    </style:style>
    <style:style style:name="T60" style:family="text">
      <style:text-properties style:font-name="Liberation Serif" fo:font-weight="normal" officeooo:rsid="002bd7e6" style:font-weight-asian="normal" style:font-weight-complex="normal"/>
    </style:style>
    <style:style style:name="T61" style:family="text">
      <style:text-properties style:font-name="Liberation Serif" fo:font-weight="normal" officeooo:rsid="002a5abf" style:font-weight-asian="normal" style:font-weight-complex="normal"/>
    </style:style>
    <style:style style:name="T62" style:family="text">
      <style:text-properties style:font-name="Liberation Serif" fo:font-weight="normal" officeooo:rsid="002de0a4" style:font-weight-asian="normal" style:font-weight-complex="normal"/>
    </style:style>
    <style:style style:name="T63" style:family="text">
      <style:text-properties style:font-name="Liberation Serif" fo:font-weight="normal" officeooo:rsid="002fdedc" style:font-weight-asian="normal" style:font-weight-complex="normal"/>
    </style:style>
    <style:style style:name="T64" style:family="text">
      <style:text-properties style:font-name="Liberation Serif" officeooo:rsid="00170d7d"/>
    </style:style>
    <style:style style:name="T65" style:family="text">
      <style:text-properties style:font-name="Liberation Serif" fo:font-size="11pt" officeooo:rsid="00170d7d" style:font-size-asian="11pt" style:font-size-complex="11pt"/>
    </style:style>
    <style:style style:name="T66" style:family="text">
      <style:text-properties style:font-name="Liberation Serif" fo:font-size="11pt" officeooo:rsid="001891ca" style:font-size-asian="11pt" style:font-size-complex="11pt"/>
    </style:style>
    <style:style style:name="T67" style:family="text">
      <style:text-properties style:font-name="Liberation Serif" fo:font-size="11pt" officeooo:rsid="00224570" style:font-size-asian="11pt" style:font-size-complex="11pt"/>
    </style:style>
    <style:style style:name="T68" style:family="text">
      <style:text-properties style:font-name="Liberation Serif" fo:font-size="11pt" officeooo:rsid="0041310a" style:font-size-asian="11pt" style:font-size-complex="11pt"/>
    </style:style>
    <style:style style:name="T69" style:family="text">
      <style:text-properties style:font-name="Liberation Serif" fo:font-size="11pt" officeooo:rsid="001b1aa0" style:font-size-asian="11pt" style:font-size-complex="11pt"/>
    </style:style>
    <style:style style:name="T70" style:family="text">
      <style:text-properties style:font-name="Liberation Serif" fo:font-size="11pt" officeooo:rsid="001d111f" style:font-size-asian="11pt" style:font-size-complex="11pt"/>
    </style:style>
    <style:style style:name="T71" style:family="text">
      <style:text-properties style:font-name="Liberation Serif" fo:font-size="11pt" officeooo:rsid="00224570" fo:background-color="#ffff00" loext:char-shading-value="0" style:font-size-asian="11pt" style:font-size-complex="11pt"/>
    </style:style>
    <style:style style:name="T72" style:family="text">
      <style:text-properties style:font-name="Liberation Serif" fo:font-weight="bold" style:font-weight-asian="bold" style:font-weight-complex="bold"/>
    </style:style>
    <style:style style:name="T73" style:family="text">
      <style:text-properties style:font-name="Liberation Serif" fo:font-weight="bold" officeooo:rsid="0041310a" style:font-weight-asian="bold" style:font-weight-complex="bold"/>
    </style:style>
    <style:style style:name="T74" style:family="text">
      <style:text-properties style:font-name="Liberation Serif" fo:font-weight="bold" officeooo:rsid="0041310a" fo:background-color="#ffff00" loext:char-shading-value="0" style:font-weight-asian="bold" style:font-weight-complex="bold"/>
    </style:style>
    <style:style style:name="T75" style:family="text">
      <style:text-properties style:font-name="Liberation Serif" fo:font-weight="bold" officeooo:rsid="002fdedc" fo:background-color="#ffff00" loext:char-shading-value="0" style:font-weight-asian="bold" style:font-weight-complex="bold"/>
    </style:style>
    <style:style style:name="T76" style:family="text">
      <style:text-properties style:font-name="Liberation Serif" officeooo:rsid="0041310a"/>
    </style:style>
    <style:style style:name="T77" style:family="text">
      <style:text-properties style:font-name="Liberation Serif" officeooo:rsid="007616c6"/>
    </style:style>
    <style:style style:name="T78" style:family="text">
      <style:text-properties style:font-name="Liberation Serif" fo:background-color="#ffff00" loext:char-shading-value="0"/>
    </style:style>
    <style:style style:name="T79" style:family="text">
      <style:text-properties style:font-name="Liberation Serif" officeooo:rsid="007616c6" fo:background-color="#ffff00" loext:char-shading-value="0"/>
    </style:style>
    <style:style style:name="T80" style:family="text">
      <style:text-properties style:font-name="Liberation Serif" officeooo:rsid="0025c31a"/>
    </style:style>
    <style:style style:name="T81" style:family="text">
      <style:text-properties style:font-name="Liberation Serif" officeooo:rsid="002fdedc"/>
    </style:style>
    <style:style style:name="T82" style:family="text">
      <style:text-properties style:font-name="Liberation Serif" fo:font-size="12pt" style:font-size-asian="12pt" style:font-size-complex="12pt"/>
    </style:style>
    <style:style style:name="T83" style:family="text">
      <style:text-properties style:font-name="Liberation Serif" fo:font-size="12pt" officeooo:rsid="003a7fb7" style:font-size-asian="12pt" style:font-size-complex="12pt"/>
    </style:style>
    <style:style style:name="T84" style:family="text">
      <style:text-properties style:font-name="Liberation Serif" fo:font-size="12pt" fo:font-weight="normal" style:font-size-asian="12pt" style:font-weight-asian="normal" style:font-size-complex="12pt" style:font-weight-complex="normal"/>
    </style:style>
    <style:style style:name="T85" style:family="text">
      <style:text-properties style:font-name="Liberation Serif" fo:font-size="12pt" fo:font-weight="normal" officeooo:rsid="003a7fb7" style:font-size-asian="12pt" style:font-weight-asian="normal" style:font-size-complex="12pt" style:font-weight-complex="normal"/>
    </style:style>
    <style:style style:name="T86" style:family="text">
      <style:text-properties style:font-name="Liberation Serif" officeooo:rsid="003763ac"/>
    </style:style>
    <style:style style:name="T87" style:family="text">
      <style:text-properties style:font-name="Liberation Serif" officeooo:rsid="0036333b"/>
    </style:style>
    <style:style style:name="T88" style:family="text">
      <style:text-properties officeooo:rsid="007dd788"/>
    </style:style>
    <style:style style:name="T89" style:family="text">
      <style:text-properties officeooo:rsid="007eb176"/>
    </style:style>
    <style:style style:name="T90" style:family="text">
      <style:text-properties officeooo:rsid="007f8042"/>
    </style:style>
    <style:style style:name="T91" style:family="text">
      <style:text-properties officeooo:rsid="007f881b"/>
    </style:style>
    <style:style style:name="T92" style:family="text">
      <style:text-properties fo:background-color="#000000" loext:char-shading-value="0"/>
    </style:style>
    <style:style style:name="T93" style:family="text">
      <style:text-properties officeooo:rsid="00803afa"/>
    </style:style>
    <style:style style:name="T94" style:family="text">
      <style:text-properties officeooo:rsid="0080e5f8"/>
    </style:style>
    <style:style style:name="T95" style:family="text">
      <style:text-properties fo:font-size="12pt"/>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3" style:family="graphic">
      <style:graphic-properties draw:textarea-horizontal-align="justify" draw:textarea-vertical-align="middle" draw:auto-grow-height="false" style:run-through="background" draw:wrap-influence-on-position="once-concurrent"/>
    </style:style>
    <style:style style:name="gr4"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text:span text:style-name="T11">1. Mô tả:</text:span></text:p>
      <text:p text:style-name="P16"/>
      <text:p text:style-name="P17">- Mô tả cách thức đóng Openstack Image có sẵn Docker Swarm mode, cAdvisor</text:p>
      <text:p text:style-name="P17"/>
      <text:p text:style-name="P12"><text:span text:style-name="T86">- C</text:span><text:span text:style-name="T87">ách thức khởi chạy Docker Engine </text:span><text:span text:style-name="T86">cùng</text:span><text:span text:style-name="T87"> cAdvisor khi start VM và tự join vào Swarm Cluster mỗi khi khởi tạo</text:span></text:p>
      <text:p text:style-name="P41"><text:span text:style-name="Source_20_Text"><text:span text:style-name="T82"><text:tab/></text:span></text:span><text:span text:style-name="Source_20_Text"><text:span text:style-name="T83">Sử dụng CLI:</text:span></text:span></text:p>
      <text:p text:style-name="P48"><text:span text:style-name="Source_20_Text"><text:span text:style-name="T82"><text:tab/>docker-cloud service set --autorestart ALWAYS (name or uuid)</text:span></text:span></text:p>
      <text:p text:style-name="P40"><text:span text:style-name="Source_20_Text"><text:span text:style-name="T84">để </text:span></text:span><text:span text:style-name="Source_20_Text"><text:span text:style-name="T85">kích hoạt việc docker tự khởi động</text:span></text:span></text:p>
      <text:p text:style-name="P14"><text:span text:style-name="T1">2. </text:span>Tài liệu mô tả hướng tiếp cận giải quyết bài toán:</text:p>
      <text:p text:style-name="P18"/>
      <text:p text:style-name="P18">- <text:span text:style-name="T1">Hướng tiếp cận:</text:span></text:p>
      <text:p text:style-name="P19">+ Setting môi trường server ubuntu.</text:p>
      <text:p text:style-name="P19">+ Cài đặt python, docker , <text:span text:style-name="T50">swarm mode </text:span>và môi trường devstack.</text:p>
      <text:p text:style-name="P19">+ Connect Docker Remote API v1.24 container với requets:</text:p>
      <text:p text:style-name="P19"><text:tab/>Method: <text:span text:style-name="T27">GET</text:span></text:p>
      <text:p text:style-name="P6"><text:span text:style-name="T64"><text:tab/></text:span><text:span text:style-name="T65">URL: </text:span><text:span text:style-name="Source_20_Text"><text:span text:style-name="T72">/containers/json</text:span></text:span></text:p>
      <text:p text:style-name="P6"><text:span text:style-name="Source_20_Text"><text:span text:style-name="T65">+ </text:span></text:span><text:span text:style-name="Source_20_Text"><text:span text:style-name="T68">Mảng object docker get Id, name đẻ hiển thị dropdown.</text:span></text:span></text:p>
      <text:p text:style-name="P10"><text:span text:style-name="T76">Khi chọn 1 docker bất kỳ, UI request lên docker API method </text:span><text:span text:style-name="T74">GET</text:span><text:span text:style-name="T73"> </text:span><text:span text:style-name="T59">url </text:span><text:span text:style-name="Source_20_Text"><text:span text:style-name="T74">/containers/(id or name </text:span></text:span><text:span text:style-name="Source_20_Text"><text:span text:style-name="T75">docker</text:span></text:span><text:span text:style-name="Source_20_Text"><text:span text:style-name="T74">)/json</text:span></text:span></text:p>
      <text:p text:style-name="P2"><text:span text:style-name="Source_20_Text"><text:span text:style-name="T69"/></text:span></text:p>
      <text:p text:style-name="P2"><text:span text:style-name="Source_20_Text"><text:span text:style-name="T69">- </text:span></text:span><text:span text:style-name="Source_20_Text"><text:span text:style-name="T70">Sơ đồ thực hiện:</text:span></text:span></text:p>
      <text:p text:style-name="P20"><draw:rect text:anchor-type="paragraph" draw:z-index="0" draw:style-name="gr1" draw:text-style-name="P50" svg:width="1.1567in" svg:height="0.4169in" svg:x="0.4138in" svg:y="0.1563in"><text:p text:style-name="P50">UI</text:p></draw:rect><draw:rect text:anchor-type="paragraph" draw:z-index="1" draw:style-name="gr1" draw:text-style-name="P50" svg:width="1.1567in" svg:height="0.4169in" svg:x="3.9138in" svg:y="0.1543in"><text:p text:style-name="P50">Service Docker</text:p></draw:rect></text:p>
      <text:p text:style-name="P20"><text:tab/></text:p>
      <text:p text:style-name="P20"><draw:line text:anchor-type="paragraph" draw:z-index="2" draw:style-name="gr2" draw:text-style-name="P50" svg:x1="4.5075in" svg:y1="0.1874in" svg:x2="4.5075in" svg:y2="3.0539in"><text:p/></draw:line><draw:line text:anchor-type="paragraph" draw:z-index="3" draw:style-name="gr2" draw:text-style-name="P50" svg:x1="0.9866in" svg:y1="0.1898in" svg:x2="0.9866in" svg:y2="3.3354in"><text:p/></draw:line></text:p>
      <text:p text:style-name="P20"/>
      <text:p text:style-name="P20"><draw:rect text:anchor-type="paragraph" draw:z-index="7" draw:style-name="gr1" draw:text-style-name="P50" svg:width="1.3858in" svg:height="0.3024in" svg:x="1.8098in" svg:y="0.0354in"><text:p text:style-name="P50">Request container </text:p></draw:rect></text:p>
      <text:p text:style-name="P20"><draw:line text:anchor-type="paragraph" draw:z-index="4" draw:style-name="gr2" draw:text-style-name="P50" svg:x1="0.9866in" svg:y1="0.1457in" svg:x2="4.5075in" svg:y2="0.1457in"><text:p/></draw:line><draw:line text:anchor-type="paragraph" draw:z-index="5" draw:style-name="gr2" draw:text-style-name="P50" svg:x1="4.5079in" svg:y1="0.1457in" svg:x2="4.3827in" svg:y2="0.052in"><text:p/></draw:line><draw:line text:anchor-type="paragraph" draw:z-index="6" draw:style-name="gr2" draw:text-style-name="P50" svg:x1="4.3929in" svg:y1="0.2185in" svg:x2="4.5075in" svg:y2="0.1457in"><text:p/></draw:line></text:p>
      <text:p text:style-name="P20"/>
      <text:p text:style-name="P20"><draw:rect text:anchor-type="paragraph" draw:z-index="11" draw:style-name="gr1" draw:text-style-name="P50" svg:width="1.4587in" svg:height="0.2189in" svg:x="2.4035in" svg:y="0.1898in"><text:p text:style-name="P50">Response json data</text:p></draw:rect></text:p>
      <text:p text:style-name="P20"><draw:line text:anchor-type="paragraph" draw:z-index="10" draw:style-name="gr2" draw:text-style-name="P50" svg:x1="0.9866in" svg:y1="0.2169in" svg:x2="1.0909in" svg:y2="0.1126in"><text:p/></draw:line></text:p>
      <text:p text:style-name="P20"><draw:line text:anchor-type="paragraph" draw:z-index="8" draw:style-name="gr2" draw:text-style-name="P50" svg:x1="4.5075in" svg:y1="0.0252in" svg:x2="0.9866in" svg:y2="0.0252in"><text:p/></draw:line><draw:line text:anchor-type="paragraph" draw:z-index="9" draw:style-name="gr2" draw:text-style-name="P50" svg:x1="0.9866in" svg:y1="0.0252in" svg:x2="1.0909in" svg:y2="0.1398in"><text:p/></draw:line></text:p>
      <text:p text:style-name="P20"><draw:rect text:anchor-type="paragraph" draw:z-index="12" draw:style-name="gr1" draw:text-style-name="P50" svg:width="1.8232in" svg:height="0.3752in" svg:x="0.1429in" svg:y="0.048in"><text:p text:style-name="P50">Read and show data</text:p></draw:rect></text:p>
      <text:p text:style-name="P20"/>
      <text:p text:style-name="P20"><draw:rect text:anchor-type="paragraph" draw:z-index="16" draw:style-name="gr1" draw:text-style-name="P50" svg:width="1.6043in" svg:height="0.2606in" svg:x="2.2992in" svg:y="0.1063in"><text:p text:style-name="P50">Request filters</text:p></draw:rect></text:p>
      <text:p text:style-name="P20"><draw:line text:anchor-type="paragraph" draw:z-index="13" draw:style-name="gr2" draw:text-style-name="P50" svg:x1="0.9866in" svg:y1="0.1752in" svg:x2="4.5075in" svg:y2="0.1752in"><text:p/></draw:line><draw:line text:anchor-type="paragraph" draw:z-index="14" draw:style-name="gr2" draw:text-style-name="P50" svg:x1="4.4035in" svg:y1="0.0917in" svg:x2="4.5079in" svg:y2="0.1752in"><text:p/></draw:line><draw:line text:anchor-type="paragraph" draw:z-index="15" draw:style-name="gr2" draw:text-style-name="P50" svg:x1="4.5079in" svg:y1="0.1752in" svg:x2="4.4244in" svg:y2="0.2689in"><text:p/></draw:line></text:p>
      <text:p text:style-name="P20"/>
      <text:p text:style-name="P20"><draw:rect text:anchor-type="paragraph" draw:z-index="20" draw:style-name="gr1" draw:text-style-name="P50" svg:width="1.4587in" svg:height="0.2189in" svg:x="2.122in" svg:y="0.0937in"><text:p text:style-name="P50">Response json data</text:p></draw:rect></text:p>
      <text:p text:style-name="P20"><draw:line text:anchor-type="paragraph" draw:z-index="17" draw:style-name="gr2" draw:text-style-name="P50" svg:x1="4.5075in" svg:y1="0.1209in" svg:x2="0.9866in" svg:y2="0.1209in"><text:p/></draw:line><draw:line text:anchor-type="paragraph" draw:z-index="18" draw:style-name="gr2" draw:text-style-name="P50" svg:x1="0.9866in" svg:y1="0.1209in" svg:x2="1.0701in" svg:y2="0.0063in"><text:p/></draw:line><draw:line text:anchor-type="paragraph" draw:z-index="19" draw:style-name="gr2" draw:text-style-name="P50" svg:x1="0.9866in" svg:y1="0.1209in" svg:x2="1.0803in" svg:y2="0.2252in"><text:p/></draw:line></text:p>
      <text:p text:style-name="P20"><draw:rect text:anchor-type="paragraph" draw:z-index="21" draw:style-name="gr1" draw:text-style-name="P50" svg:width="1.8232in" svg:height="0.3752in" svg:x="0.1118in" svg:y="0.1126in"><text:p text:style-name="P50">Read and show data</text:p></draw:rect></text:p>
      <text:p text:style-name="P20"/>
      <text:p text:style-name="P20"/>
      <text:p text:style-name="P20"/>
      <text:p text:style-name="P20">- <text:span text:style-name="T9">Cách thức tích hợp:</text:span></text:p>
      <text:p text:style-name="P35">run </text:p>
      <text:p text:style-name="P37"><text:span text:style-name="Source_20_Text"><text:span text:style-name="T88">1. $ </text:span></text:span><text:span text:style-name="Source_20_Text">docker-machine create -d virtualbox local</text:span></text:p>
      <text:p text:style-name="P38"><text:span text:style-name="Source_20_Text"><text:span text:style-name="T88">2. </text:span></text:span><text:span text:style-name="Source_20_Text">eval "$(docker-machine env local)"</text:span></text:p>
      <text:p text:style-name="P38"/>
      <text:p text:style-name="P38"><text:span text:style-name="Source_20_Text"><text:span text:style-name="T88">3. </text:span></text:span><text:span text:style-name="Source_20_Text">$ docker run swarm create </text:span></text:p>
      <text:p text:style-name="Preformatted_20_Text"><text:span text:style-name="Source_20_Text"><text:span text:style-name="T88">4. </text:span></text:span><text:span text:style-name="Source_20_Text">&lt;snip&gt; </text:span></text:p>
      <text:p text:style-name="Preformatted_20_Text"><text:span text:style-name="Source_20_Text"><text:span text:style-name="T88">5. </text:span></text:span><text:span text:style-name="Source_20_Text">Status: Downloaded newer image for swarm:latest </text:span></text:p>
      <text:p text:style-name="P39"><text:soft-page-break/><text:span text:style-name="Source_20_Text"><text:span text:style-name="T88">6. </text:span></text:span><text:span text:style-name="Source_20_Text">8d7dc66346a3e0d999ed38dd29ed0d38</text:span></text:p>
      <text:p text:style-name="P43"><text:span text:style-name="T89">7. </text:span><text:span text:style-name="Source_20_Text">$ docker-machine create -d virtualbox --swarm --swarm-master --swarm-discovery token://YOURTOKENHERE swarm-master</text:span></text:p>
      <text:p text:style-name="P42"><text:span text:style-name="Source_20_Text"><text:span text:style-name="T90">8. </text:span></text:span><text:span text:style-name="Source_20_Text">$ docker-machine create -d virtualbox --swarm --swarm-discovery token://YOURTOKENHERE swarm-agent-00 </text:span></text:p>
      <text:p text:style-name="P39"><text:span text:style-name="Source_20_Text"><text:span text:style-name="T90">9. </text:span></text:span><text:span text:style-name="Source_20_Text">$ docker-machine create -d virtualbox --swarm --swarm-discovery token://YOURTOKENHERE swarm-agent-01</text:span></text:p>
      <text:p text:style-name="P44"><text:span text:style-name="Source_20_Text"><text:span text:style-name="T91">10. </text:span></text:span><text:span text:style-name="Source_20_Text">eval $(docker-machine env --swarm swarm-master)</text:span></text:p>
      <text:p text:style-name="P44"><text:span text:style-name="Source_20_Text"><text:span text:style-name="T93">11. </text:span></text:span><text:span text:style-name="Source_20_Text">$ docker info </text:span></text:p>
      <text:p text:style-name="P49"><text:span text:style-name="Source_20_Text"><text:span text:style-name="T92">Containers: 4 </text:span></text:span></text:p>
      <text:p text:style-name="P49"><text:span text:style-name="Source_20_Text"><text:span text:style-name="T92">Images: 3 </text:span></text:span></text:p>
      <text:p text:style-name="P49"><text:span text:style-name="Source_20_Text"><text:span text:style-name="T92">Role: primary </text:span></text:span></text:p>
      <text:p text:style-name="P49"><text:span text:style-name="Source_20_Text"><text:span text:style-name="T92">Strategy: spread </text:span></text:span></text:p>
      <text:p text:style-name="P49"><text:span text:style-name="Source_20_Text"><text:span text:style-name="T92">Filters: affinity, health, constraint, port, dependency </text:span></text:span></text:p>
      <text:p text:style-name="P49"><text:span text:style-name="Source_20_Text"><text:span text:style-name="T92">Nodes: 3 </text:span></text:span></text:p>
      <text:p text:style-name="P49"><text:span text:style-name="Source_20_Text"><text:span text:style-name="T92"><text:s text:c="2"/>swarm-agent-00: 192.168.99.104:2376 </text:span></text:span></text:p>
      <text:p text:style-name="P49"><text:span text:style-name="Source_20_Text"><text:span text:style-name="T92"><text:s text:c="4"/>└ Containers: 1 </text:span></text:span></text:p>
      <text:p text:style-name="P49"><text:span text:style-name="Source_20_Text"><text:span text:style-name="T92"><text:s text:c="4"/>└ Reserved CPUs: 0 / 1 </text:span></text:span></text:p>
      <text:p text:style-name="P49"><text:span text:style-name="Source_20_Text"><text:span text:style-name="T92"><text:s text:c="4"/>└ Reserved Memory: 0 B / 1.022 GiB </text:span></text:span></text:p>
      <text:p text:style-name="P49"><text:span text:style-name="Source_20_Text"><text:span text:style-name="T92"><text:s text:c="4"/>└ Labels: executiondriver=native-0.2, kernelversion=4.0.9-boot2docker, operatingsystem=Boot2Docker 1.8.1 (TCL 6.3); master : 7f12e95 - Thu Aug 13 03:24:56 UTC 2015, provider=virtualbox, storagedriver=aufs </text:span></text:span></text:p>
      <text:p text:style-name="P49"><text:span text:style-name="Source_20_Text"><text:span text:style-name="T92"><text:s text:c="2"/>swarm-agent-01: 192.168.99.105:2376 </text:span></text:span></text:p>
      <text:p text:style-name="P49"><text:span text:style-name="Source_20_Text"><text:span text:style-name="T92"><text:s text:c="4"/>└ Containers: 1 </text:span></text:span></text:p>
      <text:p text:style-name="P49"><text:span text:style-name="Source_20_Text"><text:span text:style-name="T92"><text:s text:c="4"/>└ Reserved CPUs: 0 / 1 </text:span></text:span></text:p>
      <text:p text:style-name="P49"><text:span text:style-name="Source_20_Text"><text:span text:style-name="T92"><text:s text:c="4"/>└ Reserved Memory: 0 B / 1.022 GiB </text:span></text:span></text:p>
      <text:p text:style-name="P49"><text:span text:style-name="Source_20_Text"><text:span text:style-name="T92"><text:s text:c="4"/>└ Labels: executiondriver=native-0.2, kernelversion=4.0.9-boot2docker, operatingsystem=Boot2Docker 1.8.1 (TCL 6.3); master : 7f12e95 - Thu Aug 13 03:24:56 UTC 2015, provider=virtualbox, storagedriver=aufs </text:span></text:span></text:p>
      <text:p text:style-name="P49"><text:span text:style-name="Source_20_Text"><text:span text:style-name="T92"><text:s text:c="2"/>swarm-master: 192.168.99.103:2376 </text:span></text:span></text:p>
      <text:p text:style-name="P49"><text:span text:style-name="Source_20_Text"><text:span text:style-name="T92"><text:s text:c="4"/>└ Containers: 2 </text:span></text:span></text:p>
      <text:p text:style-name="P49"><text:span text:style-name="Source_20_Text"><text:span text:style-name="T92"><text:s text:c="4"/>└ Reserved CPUs: 0 / 1 </text:span></text:span></text:p>
      <text:p text:style-name="P49"><text:span text:style-name="Source_20_Text"><text:span text:style-name="T92"><text:s text:c="4"/>└ Reserved Memory: 0 B / 1.022 GiB </text:span></text:span></text:p>
      <text:p text:style-name="P49"><text:span text:style-name="Source_20_Text"><text:span text:style-name="T92"><text:s text:c="4"/>└ Labels: executiondriver=native-0.2, kernelversion=4.0.9-boot2docker, operatingsystem=Boot2Docker 1.8.1 (TCL 6.3); master : 7f12e95 - Thu Aug 13 03:24:56 UTC 2015, provider=virtualbox, storagedriver=aufs </text:span></text:span></text:p>
      <text:p text:style-name="P49"><text:span text:style-name="Source_20_Text"><text:span text:style-name="T92">CPUs: 3 </text:span></text:span></text:p>
      <text:p text:style-name="P49"><text:span text:style-name="Source_20_Text"><text:span text:style-name="T92">Total Memory: 3.065 GiB </text:span></text:span></text:p>
      <text:p text:style-name="P47"><text:span text:style-name="Source_20_Text"><text:span text:style-name="T92">Name: 054cb8519400</text:span></text:span></text:p>
      <text:p text:style-name="P46"><text:span text:style-name="Source_20_Text"><text:span text:style-name="T93">12. </text:span></text:span><text:span text:style-name="Source_20_Text">$ docker run -d redis 0d7af2492be35cc9c7593f6d677185c6c44f3a06898258585c7d2d2f9aa03c2e </text:span></text:p>
      <text:p text:style-name="P45"><text:span text:style-name="Source_20_Text"><text:span text:style-name="T93">13. </text:span></text:span><text:span text:style-name="Source_20_Text">$ docker run -d nginx 0babf055abf9b487b6bafd4651386075f8d6f46ce9f192849bc32345997438ea</text:span></text:p>
      <text:p text:style-name="P42"><text:span text:style-name="Source_20_Text"><text:span text:style-name="T94">14. </text:span></text:span><text:span text:style-name="Source_20_Text">$ docker ps</text:span></text:p>
      <text:p text:style-name="P49"><text:span text:style-name="Source_20_Text">CONTAINER ID <text:s text:c="3"/>IMAGE <text:s text:c="4"/>COMMAND <text:s text:c="15"/>CREATED <text:s text:c="7"/>STATUS <text:s text:c="7"/>PORTS <text:s text:c="10"/>NAMES </text:span></text:p>
      <text:p text:style-name="P49"><text:span text:style-name="Source_20_Text">0babf055abf9 <text:s text:c="3"/>nginx <text:s text:c="4"/>"nginx -g 'daemon off" 10 seconds ago Up 10 seconds 80/tcp, 443/tcp swarm-agent-01/grave_jones </text:span></text:p>
      <text:p text:style-name="P47"><text:span text:style-name="Source_20_Text">0d7af2492be3 <text:s text:c="3"/>redis <text:s text:c="4"/>"/entrypoint.sh redis" 37 seconds ago Up 37 seconds 6379/tcp <text:s text:c="7"/>swarm-agent-00/furious_fermat</text:span></text:p>
      <text:p text:style-name="P42"><text:soft-page-break/></text:p>
      <text:p text:style-name="P38"><text:span text:style-name="Source_20_Text"/></text:p>
      <text:p text:style-name="P11"><text:span text:style-name="Source_20_Text"><text:span text:style-name="T54"/></text:span></text:p>
      <text:p text:style-name="P21"/>
      <text:p text:style-name="P15">3. Auto-scaling:</text:p>
      <text:p text:style-name="P22"/>
      <text:p text:style-name="P22">- <text:span text:style-name="T32">Hướng tiếp cận:</text:span></text:p>
      <text:p text:style-name="P22"/>
      <text:p text:style-name="P22"><text:tab/><text:span text:style-name="T32">Connect service docker API get metrix docker.</text:span></text:p>
      <text:p text:style-name="P22"><text:tab/><text:span text:style-name="T32">Connect database get rules của từng docker API.</text:span></text:p>
      <text:p text:style-name="P22"><text:tab/><text:span text:style-name="T32">So sánh số liệu sử dụng tài nguyên metrix docker API với các thông số tài nguyên được cấp phát trước đó (tài nguyên sử dụng/tài nguyên cấp phát *100%= tỉ lệ sử dụng tài nguyên)</text:span></text:p>
      <text:p text:style-name="P23"><text:tab/>Kiểm tra tỉ lệ sử dụng tài nguyên đang ở ngưỡng nào để có thể gán thực hiện : cấp phát tài nguyên (up) hay thu hồi tài nguyên (down).</text:p>
      <text:p text:style-name="P23"><text:tab/>Kiểm tra việc cấp phát hay thu hồi tài nguyên của docker để thực hiện lấy dữ liệu rules tương ứng với docker để thực thi việc cấp phát, thu hồi.</text:p>
      <text:p text:style-name="P23"><text:tab/>Thực hiện việc cấp phát, thu hồi tài nguyên.</text:p>
      <text:p text:style-name="P23"/>
      <text:p text:style-name="P24">- <text:span text:style-name="T40">Sơ đồ khối:</text:span></text:p>
      <text:p text:style-name="P24"/>
      <text:p text:style-name="P24"><draw:rect text:anchor-type="paragraph" draw:z-index="22" draw:style-name="gr1" draw:text-style-name="P50" svg:width="0.9378in" svg:height="0.3858in" svg:x="0.0492in" svg:y="0.0354in"><text:p text:style-name="P50">UI</text:p></draw:rect><draw:rect text:anchor-type="paragraph" draw:z-index="25" draw:style-name="gr1" draw:text-style-name="P50" svg:width="1.4169in" svg:height="0.4169in" svg:x="5.1016in" svg:y="0.0189in"><text:p text:style-name="P50">model</text:p></draw:rect><draw:rect text:anchor-type="paragraph" draw:z-index="24" draw:style-name="gr1" draw:text-style-name="P50" svg:width="1.4169in" svg:height="0.4169in" svg:x="1.4764in" svg:y="0.0102in"><text:p text:style-name="P50">Control</text:p></draw:rect><draw:rect text:anchor-type="paragraph" draw:z-index="23" draw:style-name="gr1" draw:text-style-name="P50" svg:width="1.4169in" svg:height="0.4169in" svg:x="3.3307in" svg:y="0.0417in"><text:p text:style-name="P50">Docker API</text:p></draw:rect></text:p>
      <text:p text:style-name="P24"/>
      <text:p text:style-name="P24"><draw:line text:anchor-type="paragraph" draw:z-index="26" draw:style-name="gr2" draw:text-style-name="P50" svg:x1="0.4866in" svg:y1="0.0374in" svg:x2="0.4866in" svg:y2="4.5665in"><text:p/></draw:line><draw:line text:anchor-type="paragraph" draw:z-index="28" draw:style-name="gr2" draw:text-style-name="P51" svg:x1="5.8201in" svg:y1="0.052in" svg:x2="5.8228in" svg:y2="4.8063in"><text:p/></draw:line><draw:line text:anchor-type="paragraph" draw:z-index="53" draw:style-name="gr2" draw:text-style-name="P50" svg:x1="4.039in" svg:y1="0.0752in" svg:x2="4.039in" svg:y2="4.765in"><text:p/></draw:line><draw:line text:anchor-type="paragraph" draw:z-index="27" draw:style-name="gr2" draw:text-style-name="P50" svg:x1="2.1953in" svg:y1="0.0752in" svg:x2="2.1953in" svg:y2="5.0354in"><text:p/></draw:line></text:p>
      <text:p text:style-name="P24"><draw:line text:anchor-type="paragraph" draw:z-index="29" draw:style-name="gr2" draw:text-style-name="P50" svg:x1="0.4866in" svg:y1="0.1874in" svg:x2="2.1949in" svg:y2="0.1874in"><text:p/></draw:line><draw:line text:anchor-type="paragraph" draw:z-index="31" draw:style-name="gr2" draw:text-style-name="P50" svg:x1="2.1949in" svg:y1="0.1874in" svg:x2="2.122in" svg:y2="0.2709in"><text:p/></draw:line><draw:line text:anchor-type="paragraph" draw:z-index="30" draw:style-name="gr2" draw:text-style-name="P50" svg:x1="2.1118in" svg:y1="0.1252in" svg:x2="2.1953in" svg:y2="0.1878in"><text:p/></draw:line><draw:line text:anchor-type="paragraph" draw:z-index="33" draw:style-name="gr2" draw:text-style-name="P50" svg:x1="3.8618in" svg:y1="0.1252in" svg:x2="4.0181in" svg:y2="0.1878in"><text:p/></draw:line><draw:line text:anchor-type="paragraph" draw:z-index="34" draw:style-name="gr2" draw:text-style-name="P50" svg:x1="4.0181in" svg:y1="0.1874in" svg:x2="3.8827in" svg:y2="0.2811in"><text:p/></draw:line><draw:line text:anchor-type="paragraph" draw:z-index="32" draw:style-name="gr2" draw:text-style-name="P50" svg:x1="2.2472in" svg:y1="0.1898in" svg:x2="3.9555in" svg:y2="0.1898in"><text:p/></draw:line> <text:s text:c="12"/><text:span text:style-name="T41">request docker id <text:s text:c="16"/>request api</text:span></text:p>
      <text:p text:style-name="P24"><draw:custom-shape text:anchor-type="paragraph" draw:z-index="67" draw:style-name="gr4" svg:width="0.9378in" svg:height="0.8543in" svg:x="1.7366in" svg:y="0.1252in"><text:p>check rule</text:p><draw:enhanced-geometry svg:viewBox="0 0 21600 21600" draw:glue-points="10800 0 0 10800 10800 21600 21600 10800" draw:text-areas="5400 5400 16200 16200" draw:type="diamond" draw:enhanced-path="M 10800 0 L 21600 10800 10800 21600 0 10800 10800 0 Z N"/></draw:custom-shape></text:p>
      <text:p text:style-name="P24"><draw:line text:anchor-type="paragraph" draw:z-index="36" draw:style-name="gr2" draw:text-style-name="P50" svg:x1="2.1953in" svg:y1="0.1791in" svg:x2="2.289in" svg:y2="0.1165in"><text:p/></draw:line><draw:line text:anchor-type="paragraph" draw:z-index="37" draw:style-name="gr2" draw:text-style-name="P50" svg:x1="2.1953in" svg:y1="0.1791in" svg:x2="2.2787in" svg:y2="0.2626in"><text:p/></draw:line><draw:line text:anchor-type="paragraph" draw:z-index="35" draw:style-name="gr2" draw:text-style-name="P50" svg:x1="2.1953in" svg:y1="0.1791in" svg:x2="4.0181in" svg:y2="0.1791in"><text:p/></draw:line> <text:s text:c="57"/><text:span text:style-name="T42">response json </text:span></text:p>
      <text:p text:style-name="P28"><draw:rect text:anchor-type="paragraph" draw:z-index="38" draw:style-name="gr1" draw:text-style-name="P51" svg:width="1.7197in" svg:height="0.4488in" svg:x="1.3929in" svg:y="0.8791in"><text:p text:style-name="P50"><text:span text:style-name="T95">auto create rule</text:span></text:p></draw:rect><draw:line text:anchor-type="paragraph" draw:z-index="70" draw:style-name="gr2" draw:text-style-name="P50" svg:x1="2.6744in" svg:y1="0.1752in" svg:x2="3.3516in" svg:y2="0.1752in"><text:p/></draw:line><draw:line text:anchor-type="paragraph" draw:z-index="71" draw:style-name="gr2" draw:text-style-name="P50" svg:x1="3.3516in" svg:y1="0.1752in" svg:x2="3.3516in" svg:y2="2.0504in"><text:p/></draw:line> <text:s text:c="13"/></text:p>
      <text:p text:style-name="P24"><draw:line text:anchor-type="paragraph" draw:z-index="41" draw:style-name="gr2" draw:text-style-name="P50" svg:x1="5.6744in" svg:y1="0.9165in" svg:x2="5.7681in" svg:y2="1.0209in"><text:p/></draw:line> <text:s text:c="92"/></text:p>
      <text:p text:style-name="P24"><draw:line text:anchor-type="paragraph" draw:z-index="39" draw:style-name="gr2" draw:text-style-name="P50" svg:x1="3.1126in" svg:y1="0.8291in" svg:x2="5.7681in" svg:y2="0.8291in"><text:p/></draw:line><draw:line text:anchor-type="paragraph" draw:z-index="40" draw:style-name="gr2" draw:text-style-name="P50" svg:x1="5.6744in" svg:y1="0.9543in" svg:x2="5.7681in" svg:y2="0.8291in"><text:p/></draw:line></text:p>
      <text:p text:style-name="P24"><text:s text:c="54"/><text:span text:style-name="T44">not rule</text:span></text:p>
      <text:p text:style-name="P24"><draw:custom-shape text:anchor-type="paragraph" draw:z-index="44" draw:style-name="gr3" svg:width="0.9378in" svg:height="0.8543in" svg:x="0in" svg:y="0in"><text:p>auto scaling</text:p><draw:enhanced-geometry svg:viewBox="0 0 21600 21600" draw:glue-points="10800 0 0 10800 10800 21600 21600 10800" draw:text-areas="5400 5400 16200 16200" draw:type="diamond" draw:enhanced-path="M 10800 0 L 21600 10800 10800 21600 0 10800 10800 0 Z N"/></draw:custom-shape><draw:line text:anchor-type="paragraph" draw:z-index="54" draw:style-name="gr2" draw:text-style-name="P50" svg:x1="2.0807in" svg:y1="0.8in" svg:x2="2.1953in" svg:y2="0.852in"><text:p/></draw:line><draw:line text:anchor-type="paragraph" draw:z-index="55" draw:style-name="gr2" draw:text-style-name="P50" svg:x1="2.1953in" svg:y1="0.852in" svg:x2="2.2996in" svg:y2="0.8in"><text:p/></draw:line><draw:line text:anchor-type="paragraph" draw:z-index="68" draw:style-name="gr2" draw:text-style-name="P50" svg:x1="2.122in" svg:y1="0.0126in" svg:x2="2.1949in" svg:y2="0.1126in"><text:p/></draw:line><draw:line text:anchor-type="paragraph" draw:z-index="69" draw:style-name="gr2" draw:text-style-name="P50" svg:x1="2.1953in" svg:y1="0.1126in" svg:x2="2.2996in" svg:y2="0.0335in"><text:p/></draw:line> <text:s text:c="96"/></text:p>
      <text:p text:style-name="P24"><draw:line text:anchor-type="paragraph" draw:z-index="45" draw:style-name="gr2" draw:text-style-name="P50" svg:x1="0.4866in" svg:y1="1.0772in" svg:x2="0.6012in" svg:y2="0.9626in"><text:p/></draw:line> <text:s text:c="97"/>insert <text:span text:style-name="T43">rules, docker_rule</text:span></text:p>
      <text:p text:style-name="P24"><draw:line text:anchor-type="paragraph" draw:z-index="43" draw:style-name="gr2" draw:text-style-name="P50" svg:x1="0.4866in" svg:y1="0.8854in" svg:x2="1.7366in" svg:y2="0.8854in"><text:p/></draw:line><draw:line text:anchor-type="paragraph" draw:z-index="46" draw:style-name="gr2" draw:text-style-name="P50" svg:x1="0.4866in" svg:y1="0.8854in" svg:x2="0.5803in" svg:y2="0.9791in"><text:p/></draw:line> <text:s text:c="100"/></text:p>
      <text:p text:style-name="P24"/>
      <text:p text:style-name="P24"/>
      <text:p text:style-name="P24"><text:tab/><text:tab/></text:p>
      <text:p text:style-name="P24"><draw:line text:anchor-type="paragraph" draw:z-index="48" draw:style-name="gr2" draw:text-style-name="P50" svg:x1="5.7055in" svg:y1="0.9417in" svg:x2="5.8201in" svg:y2="1.0563in"><text:p/></draw:line><draw:line text:anchor-type="paragraph" draw:z-index="56" draw:style-name="gr2" draw:text-style-name="P50" svg:x1="2.1016in" svg:y1="0.848in" svg:x2="2.1953in" svg:y2="0.9146in"><text:p/></draw:line><draw:line text:anchor-type="paragraph" draw:z-index="57" draw:style-name="gr2" draw:text-style-name="P50" svg:x1="2.1953in" svg:y1="0.9146in" svg:x2="2.2681in" svg:y2="0.848in"><text:p/></draw:line><draw:line text:anchor-type="paragraph" draw:z-index="72" draw:style-name="gr2" draw:text-style-name="P50" svg:x1="2.6744in" svg:y1="0.1437in" svg:x2="3.3516in" svg:y2="0.1437in"><text:p/></draw:line><draw:line text:anchor-type="paragraph" draw:z-index="73" draw:style-name="gr2" draw:text-style-name="P50" svg:x1="2.6744in" svg:y1="0.1437in" svg:x2="2.7681in" svg:y2="0.0811in"><text:p/></draw:line><draw:line text:anchor-type="paragraph" draw:z-index="74" draw:style-name="gr2" draw:text-style-name="P50" svg:x1="2.6744in" svg:y1="0.1437in" svg:x2="2.7579in" svg:y2="0.248in"><text:p/></draw:line> <text:s text:c="15"/><text:span text:style-name="T48">show dashboad</text:span> <text:s text:c="75"/></text:p>
      <text:p text:style-name="P24"><draw:line text:anchor-type="paragraph" draw:z-index="47" draw:style-name="gr2" draw:text-style-name="P50" svg:x1="3.0701in" svg:y1="0.8646in" svg:x2="5.8228in" svg:y2="0.8646in"><text:p/></draw:line><draw:line text:anchor-type="paragraph" draw:z-index="49" draw:style-name="gr2" draw:text-style-name="P50" svg:x1="5.7472in" svg:y1="0.15in" svg:x2="5.8201in" svg:y2="0.0772in"><text:p/></draw:line><draw:line text:anchor-type="paragraph" draw:z-index="50" draw:style-name="gr2" draw:text-style-name="P50" svg:x1="3.0701in" svg:y1="0.9689in" svg:x2="5.8201in" svg:y2="0.9689in"><text:p/></draw:line><draw:line text:anchor-type="paragraph" draw:z-index="51" draw:style-name="gr2" draw:text-style-name="P50" svg:x1="3.0701in" svg:y1="0.9689in" svg:x2="3.1535in" svg:y2="0.8646in"><text:p/></draw:line><draw:line text:anchor-type="paragraph" draw:z-index="52" draw:style-name="gr2" draw:text-style-name="P50" svg:x1="3.0701in" svg:y1="0.9689in" svg:x2="3.1535in" svg:y2="1.0732in"><text:p/></draw:line></text:p>
      <text:p text:style-name="P24"><text:s text:c="97"/></text:p>
      <text:p text:style-name="P24"><text:s/></text:p>
      <text:p text:style-name="P24"><text:s text:c="46"/>up <text:s text:c="4"/>down <text:s text:c="34"/><text:span text:style-name="T46">call rules</text:span></text:p>
      <text:p text:style-name="P24"><draw:rect text:anchor-type="paragraph" draw:z-index="58" draw:style-name="gr1" draw:text-style-name="P50" svg:width="1.5004in" svg:height="0.313in" svg:x="1.4661in" svg:y="0.8898in"><text:p text:style-name="P50">Update docker</text:p></draw:rect><draw:line text:anchor-type="paragraph" draw:z-index="59" draw:style-name="gr2" draw:text-style-name="P50" svg:x1="2.1016in" svg:y1="0.8165in" svg:x2="2.1953in" svg:y2="0.8894in"><text:p/></draw:line><draw:line text:anchor-type="paragraph" draw:z-index="60" draw:style-name="gr2" draw:text-style-name="P50" svg:x1="2.1953in" svg:y1="0.8898in" svg:x2="2.2996in" svg:y2="0.8272in"><text:p/></draw:line><draw:line text:anchor-type="paragraph" draw:z-index="62" draw:style-name="gr2" draw:text-style-name="P50" svg:x1="3.9555in" svg:y1="0.9209in" svg:x2="4.039in" svg:y2="0.9937in"><text:p/></draw:line><draw:line text:anchor-type="paragraph" draw:z-index="64" draw:style-name="gr2" draw:text-style-name="P50" svg:x1="1.4657in" svg:y1="0.9626in" svg:x2="0.4866in" svg:y2="0.9626in"><text:p/></draw:line><draw:line text:anchor-type="paragraph" draw:z-index="65" draw:style-name="gr2" draw:text-style-name="P50" svg:x1="0.4866in" svg:y1="0.9626in" svg:x2="0.5492in" svg:y2="1.0878in"><text:p/></draw:line><draw:line text:anchor-type="paragraph" draw:z-index="66" draw:style-name="gr2" draw:text-style-name="P50" svg:x1="0.4866in" svg:y1="0.9626in" svg:x2="0.5803in" svg:y2="0.8898in"><text:p/></draw:line><draw:rect text:anchor-type="paragraph" draw:z-index="42" draw:style-name="gr1" draw:text-style-name="P51" svg:width="1.6677in" svg:height="0.376in" svg:x="1.3516in" svg:y="0.0709in"><text:p text:style-name="P50"><text:span text:style-name="T95">Scaling docker swarm</text:span></text:p></draw:rect> <text:s text:c="14"/></text:p>
      <text:p text:style-name="P24"><draw:line text:anchor-type="paragraph" draw:z-index="61" draw:style-name="gr2" draw:text-style-name="P50" svg:x1="2.9661in" svg:y1="0.802in" svg:x2="4.039in" svg:y2="0.802in"><text:p/></draw:line><draw:line text:anchor-type="paragraph" draw:z-index="63" draw:style-name="gr2" draw:text-style-name="P50" svg:x1="3.9661in" svg:y1="0.9063in" svg:x2="4.039in" svg:y2="0.802in"><text:p/></draw:line> <text:s text:c="100"/><text:span text:style-name="T47">return rules</text:span></text:p>
      <text:p text:style-name="P24"/>
      <text:p text:style-name="P24"/>
      <text:p text:style-name="P24"><text:s text:c="16"/><text:span text:style-name="T45">show <text:s text:c="47"/>call api store</text:span> <text:s text:c="14"/></text:p>
      <text:p text:style-name="P24"><text:s text:c="16"/>dashboad</text:p>
      <text:p text:style-name="P24"/>
      <text:p text:style-name="P24"/>
      <text:p text:style-name="P24"/>
      <text:p text:style-name="P23">- Giải quyết vấn đề:</text:p>
      <text:p text:style-name="P23"/>
      <text:p text:style-name="P23"><text:soft-page-break/>Tạo table <text:span text:style-name="T27">rules</text:span>: lưu trữ các rules theo metrix.</text:p>
      <text:p text:style-name="P23"><text:tab/><text:tab/><text:tab/>Id | <text:s/>Metrix | upper_threshold | lower_threshold | node_up | node_down</text:p>
      <text:p text:style-name="P23"><text:tab/><text:tab/>+ Metrix là duy nhất tương ứng với 1 docker. các docker khác nhau có thể trùng <text:tab/><text:tab/>metrix</text:p>
      <text:p text:style-name="P23">Tạo <text:span text:style-name="T27">docker_rule</text:span>: kết nối các docker và rule tương ứng</text:p>
      <text:p text:style-name="P23"><text:tab/><text:tab/>docker_id | rule_id</text:p>
      <text:p text:style-name="P23"><text:tab/><text:tab/>Là bảng kết nối giữa docker và rule với</text:p>
      <text:p text:style-name="P7"><text:span text:style-name="T54">Get docker API <text:s/>method: </text:span><text:span text:style-name="T72">GET</text:span><text:span text:style-name="T54">, url: </text:span><text:span text:style-name="Source_20_Text"><text:span text:style-name="T72">/containers/json.</text:span></text:span></text:p>
      <text:p text:style-name="P7"><text:span text:style-name="Source_20_Text"><text:span text:style-name="T60">T</text:span></text:span><text:span text:style-name="Source_20_Text"><text:span text:style-name="T61">ạo funxtion </text:span></text:span><text:span text:style-name="Source_20_Text"><text:span text:style-name="T57">Đọc metrix:</text:span></text:span></text:p>
      <text:p text:style-name="P8"><text:span text:style-name="Source_20_Text"><text:span text:style-name="T61">function </text:span></text:span><text:span text:style-name="Source_20_Text"><text:span text:style-name="T62">listDocker</text:span></text:span><text:span text:style-name="Source_20_Text"><text:span text:style-name="T61">(){</text:span></text:span></text:p>
      <text:p text:style-name="P8"><text:span text:style-name="Source_20_Text"><text:span text:style-name="T57"><text:tab/><text:tab/>for(docker in dockers){</text:span></text:span></text:p>
      <text:p text:style-name="P25"><text:tab/><text:tab/><text:tab/><text:span text:style-name="T34">metrix : tên , thông số cấp phát, thông số sử dụng</text:span></text:p>
      <text:p text:style-name="P8"><text:span text:style-name="Source_20_Text"><text:span text:style-name="T57"><text:tab/><text:tab/>}</text:span></text:span></text:p>
      <text:p text:style-name="P8"><text:span text:style-name="Source_20_Text"><text:span text:style-name="T61"><text:tab/>}</text:span></text:span></text:p>
      <text:p text:style-name="P7"><text:span text:style-name="Source_20_Text"><text:span text:style-name="T60">Sử dụng </text:span></text:span><text:span text:style-name="Source_20_Text"><text:span text:style-name="T63">listDocker</text:span></text:span><text:span text:style-name="Source_20_Text"><text:span text:style-name="T60">() để hiển thị list option trong dropdown:</text:span></text:span><text:span text:style-name="Source_20_Text"><text:span text:style-name="T57"><text:tab/> </text:span></text:span></text:p>
      <text:p text:style-name="P26"><text:span text:style-name="T33"><text:tab/>+ chọn docker tại filter để hiển thị việc sử dụng tài nguyên qua biểu đồ. dữ liệu phải <text:tab/>hiển thị tương ứng với mỗi docker được chọn.</text:span></text:p>
      <text:p text:style-name="P26"><text:span text:style-name="T33"><text:tab/>Get matrixDocker() API : </text:span></text:p>
      <text:p text:style-name="P26"><text:span text:style-name="T33"><text:tab/><text:tab/> method :GET</text:span></text:p>
      <text:p text:style-name="P9"><text:span text:style-name="T80"><text:tab/><text:tab/>url:</text:span><text:span text:style-name="Source_20_Text"><text:span text:style-name="T54">/containers/(id or name </text:span></text:span><text:span text:style-name="Source_20_Text"><text:span text:style-name="T81">docker</text:span></text:span><text:span text:style-name="Source_20_Text"><text:span text:style-name="T54">)/json</text:span></text:span></text:p>
      <text:p text:style-name="P27"><text:span text:style-name="T33"><text:tab/>+ </text:span>add <text:span text:style-name="T33">rule : dữ liệu được lưu vào bảng </text:span><text:span text:style-name="T28">rules</text:span><text:span text:style-name="T33"> và </text:span><text:span text:style-name="T28">docker_rule</text:span></text:p>
      <text:p text:style-name="P29"><text:span text:style-name="T28"><text:tab/>+ </text:span><text:span text:style-name="T14">delete </text:span><text:span text:style-name="T12">rule: dữ liệu được xóa bỏ trên rule và docker_rule tương ứng với bản ghi được <text:tab/>chọn xóa</text:span></text:p>
      <text:p text:style-name="P30"><text:span text:style-name="T16">Sử dụng </text:span><text:span text:style-name="T14">matrixDocker</text:span><text:span text:style-name="T16">() để </text:span><text:span text:style-name="T12">Tự động cấp phát, thu hồi tài nguyên:</text:span></text:p>
      <text:p text:style-name="P30"><text:span text:style-name="T12"><text:tab/></text:span><text:span text:style-name="T19">function </text:span><text:span text:style-name="T20">autoScaling</text:span><text:span text:style-name="T12">(</text:span><text:span text:style-name="T19">threshold</text:span><text:span text:style-name="T12">, </text:span><text:span text:style-name="T19">node, </text:span><text:span text:style-name="T21">status</text:span><text:span text:style-name="T19">){</text:span></text:p>
      <text:p text:style-name="P31"><text:span text:style-name="T19"><text:tab/><text:tab/>if( </text:span><text:span text:style-name="T21">status</text:span><text:span text:style-name="T19"> = 'up'){</text:span></text:p>
      <text:p text:style-name="P30"><text:tab/><text:tab/><text:tab/>up Docker <text:span text:style-name="T36">swarm với thông số </text:span><text:span text:style-name="T19">threshold</text:span><text:span text:style-name="T36"> và </text:span><text:span text:style-name="T19">node</text:span><text:span text:style-name="T36">;</text:span><text:tab/></text:p>
      <text:p text:style-name="P31"><text:span text:style-name="T19"><text:tab/><text:tab/>}else ( </text:span><text:span text:style-name="T21">status</text:span><text:span text:style-name="T19"> ='down'){</text:span></text:p>
      <text:p text:style-name="P30"><text:tab/><text:tab/><text:tab/><text:span text:style-name="T36">down</text:span> Docker <text:span text:style-name="T36">swarm với thông số </text:span><text:span text:style-name="T19">threshold</text:span><text:span text:style-name="T36"> và </text:span><text:span text:style-name="T19">node</text:span><text:span text:style-name="T36">;</text:span><text:tab/></text:p>
      <text:p text:style-name="P30"><text:span text:style-name="T19"><text:tab/><text:tab/>}</text:span></text:p>
      <text:p text:style-name="P30"><text:tab/><text:tab/></text:p>
      <text:p text:style-name="P30"><text:span text:style-name="T19"><text:tab/>}</text:span></text:p>
      <text:p text:style-name="P32"><text:span text:style-name="T19"><text:tab/></text:span><text:span text:style-name="T22">function <text:s/></text:span><text:span text:style-name="T21">getRule</text:span><text:span text:style-name="T22">(dockerId, status){</text:span></text:p>
      <text:p text:style-name="P32"><text:tab/><text:tab/><text:span text:style-name="T38">rule = select </text:span></text:p>
      <text:p text:style-name="P32"><text:span text:style-name="T22"><text:tab/>}</text:span></text:p>
      <text:p text:style-name="P30"><text:span text:style-name="T12"><text:tab/></text:span><text:span text:style-name="T19">function matrixDocker(dockerId){</text:span></text:p>
      <text:p text:style-name="P30"><text:tab/><text:tab/><text:span text:style-name="T36">Swith matrix:</text:span></text:p>
      <text:p text:style-name="P30"><text:tab/><text:tab/><text:span text:style-name="T36">case CPU:</text:span></text:p>
      <text:p text:style-name="P30"><text:tab/><text:tab/><text:tab/>if <text:span text:style-name="T36">(10%&gt; (sử dụng/cấp phát)*100%){</text:span></text:p>
      <text:p text:style-name="P30"><text:tab/><text:tab/><text:tab/><text:tab/><text:span text:style-name="T36">status = up ;</text:span></text:p>
      <text:p text:style-name="P30"><text:tab/><text:tab/><text:tab/><text:tab/><text:span text:style-name="T37">rule = call getRule(dockerId, status);</text:span></text:p>
      <text:p text:style-name="P31"><text:tab/><text:tab/><text:tab/><text:tab/><text:span text:style-name="T36">call autoScaling(dockerId, rule.</text:span><text:span text:style-name="T19">threshold ,</text:span><text:span text:style-name="T21">rule.</text:span><text:span text:style-name="T19">node ,</text:span><text:span text:style-name="T21">status</text:span><text:span text:style-name="T36">);</text:span></text:p>
      <text:p text:style-name="P33"><text:span text:style-name="T36"><text:tab/><text:tab/><text:tab/>}else if (80%&lt;(sử dụng/cấp phát)*100%){</text:span></text:p>
      <text:p text:style-name="P33"><text:tab/><text:tab/><text:tab/><text:tab/><text:span text:style-name="T36">status = down;</text:span></text:p>
      <text:p text:style-name="P34"><text:tab/><text:tab/><text:tab/><text:tab/><text:span text:style-name="T37">rule = call getRule(dockerId, status);</text:span></text:p>
      <text:p text:style-name="P33"><text:tab/><text:tab/><text:tab/><text:tab/><text:span text:style-name="T36">call autoScaling(dockerId, rule.</text:span><text:span text:style-name="T19">threshold ,</text:span><text:span text:style-name="T21">rule.</text:span><text:span text:style-name="T19">node ,</text:span><text:span text:style-name="T21">status</text:span><text:span text:style-name="T36">);</text:span><text:tab/><text:tab/><text:tab/><text:tab/></text:p>
      <text:p text:style-name="P33"><text:span text:style-name="T36"><text:tab/><text:tab/><text:tab/>}</text:span></text:p>
      <text:p text:style-name="P30"><text:span text:style-name="T19"><text:tab/>}</text:span></text:p>
      <text:p text:style-name="P22"><text:tab/><text:tab/></text:p>
      <text:p text:style-name="P20"/>
      <text:p text:style-name="P2"><text:span text:style-name="Source_20_Text"><text:span text:style-name="T70"/></text:span></text:p>
      <text:p text:style-name="P2"><text:soft-page-break/><text:span text:style-name="Source_20_Text"><text:span text:style-name="T70"/></text:span></text:p>
      <text:p text:style-name="P2"><text:span text:style-name="Source_20_Text"><text:span text:style-name="T69"><text:tab/></text:span></text:span></text:p>
      <text:p text:style-name="P1"><text:span text:style-name="Source_20_Text"><text:span text:style-name="T65"><text:tab/></text:span></text:span></text:p>
      <text:p text:style-name="P19"/>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01T07:49:22.875091040</meta:creation-date>
    <dc:date>2016-12-01T14:39:06.849121916</dc:date>
    <meta:editing-duration>PT6H46M23S</meta:editing-duration>
    <meta:editing-cycles>103</meta:editing-cycles>
    <meta:generator>LibreOffice/4.2.8.2$Linux_X86_64 LibreOffice_project/420m0$Build-2</meta:generator>
    <meta:document-statistic meta:table-count="0" meta:image-count="0" meta:object-count="0" meta:page-count="5" meta:paragraph-count="135" meta:word-count="846" meta:character-count="6567" meta:non-whitespace-character-count="4551"/>
  </office:meta>
</office:document-meta>
</file>